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.Helvetica Neue DeskInterface" svg:font-family="'.Helvetica Neue DeskInterface'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dit Information</text:p>
      <text:p text:style-name="P1"/>
      <text:p text:style-name="P3"/>
      <text:p text:style-name="P3"/>
      <text:p text:style-name="P3"/>
      <text:p text:style-name="P7">Producer:</text:p>
      <text:p text:style-name="P1"><text:span text:style-name="T2">Charles Myers</text:span> </text:p>
      <text:p text:style-name="P1"/>
      <text:p text:style-name="P3"/>
      <text:p text:style-name="P5">Associate Producer:</text:p>
      <text:p text:style-name="P8">JamiKay Binning</text:p>
      <text:p text:style-name="P8"/>
      <text:p text:style-name="P1"/>
      <text:p text:style-name="P7">Segment Producers:</text:p>
      <text:p text:style-name="P8">Forrest Canaday</text:p>
      <text:p text:style-name="P8">Taylor Clark</text:p>
      <text:p text:style-name="P8">Jeania Ingle<text:line-break/>Kari Knowles</text:p>
      <text:p text:style-name="P8"/>
      <text:p text:style-name="P8"/>
      <text:p text:style-name="P7">Camera Operators:</text:p>
      <text:p text:style-name="P7"><text:span text:style-name="T5">Christian Carrion Felix</text:span></text:p>
      <text:p text:style-name="P7"><text:span text:style-name="T5">Spencer Murphy</text:span></text:p>
      <text:p text:style-name="P7"><text:span text:style-name="T5"/></text:p>
      <text:p text:style-name="P7"><text:span text:style-name="T5"/></text:p>
      <text:p text:style-name="P7">Offline Editors:</text:p>
      <text:p text:style-name="P7"><text:span text:style-name="T5">Bijan Barrera</text:span></text:p>
      <text:p text:style-name="P7"><text:span text:style-name="T5">Lauren Brittian</text:span></text:p>
      <text:p text:style-name="P7"><text:span text:style-name="T5">Rosalyne Follman</text:span></text:p>
      <text:p text:style-name="P1"/>
      <text:p text:style-name="P1"><text:line-break/><text:span text:style-name="T3">Production Manager:</text:span></text:p>
      <text:p text:style-name="P8">Eric Noah</text:p>
      <text:p text:style-name="P3"/>
      <text:p text:style-name="P7">Production Assistants:</text:p>
      <text:p text:style-name="P8">Valerie Rodriguez</text:p>
      <text:p text:style-name="P8">Xuezhu Hao</text:p>
      <text:p text:style-name="P8">Yi Tang</text:p>
      <text:p text:style-name="P3"/>
      <text:p text:style-name="P3"/>
      <text:p text:style-name="P7"/>
      <text:p text:style-name="P7"><text:soft-page-break/>Music Credits:</text:p>
      <text:p text:style-name="P9"/>
      <text:p text:style-name="P9"/>
      <text:p text:style-name="P9"/>
      <text:p text:style-name="P7">Additional Fottage Provided by:</text:p>
      <text:p text:style-name="P9">DJ Christian Alexander</text:p>
      <text:p text:style-name="P9">The Florida Orchestra</text:p>
      <text:p text:style-name="P9"/>
      <text:p text:style-name="P9"/>
      <text:p text:style-name="P7">For the Zimmerman School of Advertising </text:p>
      <text:p text:style-name="P7">and Mass Communications </text:p>
      <text:p text:style-name="P9"/>
      <text:p text:style-name="P9"/>
      <text:p text:style-name="P7">Facaulty Advisor:</text:p>
      <text:p text:style-name="P9">Kristin Arnold Ruyle</text:p>
      <text:p text:style-name="P9"/>
      <text:p text:style-name="P1"/>
      <text:p text:style-name="P7">Brodcast Engineer: </text:p>
      <text:p text:style-name="P8">Steve Mutimer</text:p>
      <text:p text:style-name="P8"/>
      <text:p text:style-name="P8"/>
      <text:p text:style-name="P7">Interm Director of Zimmerman School of Advertising </text:p>
      <text:p text:style-name="P7">and Mass Communications:</text:p>
      <text:p text:style-name="P9">Art Ramirez Jr. Ph.D.</text:p>
      <text:p text:style-name="P9"/>
      <text:p text:style-name="P9"/>
      <text:p text:style-name="P9">“<text:span text:style-name="T1">Stop The Requium</text:span>”</text:p>
      <text:p text:style-name="P8">Is Produced by The Students of The University of South Florida Zimmerman <text:span text:style-name="T5">School of Advertising and Mass Communications</text:span></text:p>
      <text:p text:style-name="P8"><text:span text:style-name="T5"/></text:p>
      <text:p text:style-name="P10"><text:span text:style-name="T4"/></text:p>
      <text:p text:style-name="P11">© <text:s text:c="2"/>2017</text:p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.Helvetica Neue DeskInterface" svg:font-family="'.Helvetica Neue DeskInterface'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09:35:33</meta:creation-date>
    <dc:date>2017-05-01T10:46:31</dc:date>
    <meta:editing-duration>PT24M43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2" meta:paragraph-count="38" meta:word-count="114" meta:character-count="805"/>
  </office:meta>
</office:document-meta>
</file>